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table table:name="34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unning prepost report for event id 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reDF uniq_users = 13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ostDF uniq_users = 2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recommDF uniq_users = 467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TP uniq_users = 55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A <text:s text:c="6"/>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 <text:s text:c="2"/>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1.03175141875747" calcext:value-type="float">
            <text:p>1.03</text:p>
          </table:table-cell>
          <table:table-cell table:number-columns-repeated="7"/>
        </table:table-row>
        <table:table-row table:style-name="ro2">
          <table:table-cell office:value-type="float" office:value="1.05415770609319" calcext:value-type="float">
            <text:p>1.05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7"/>A</text:p>
          </table:table-cell>
          <table:table-cell office:value-type="float" office:value="1.93845141730805" calcext:value-type="float">
            <text:p>1.94</text:p>
          </table:table-cell>
          <table:table-cell office:value-type="float" office:value="411920.92617796" calcext:value-type="float">
            <text:p>411920.93</text:p>
          </table:table-cell>
          <table:table-cell office:value-type="float" office:value="0.969225708654023" calcext:value-type="float">
            <text:p>0.97</text:p>
          </table:table-cell>
          <table:table-cell office:value-type="float" office:value="1.51779946278603" calcext:value-type="float">
            <text:p>1.52</text:p>
          </table:table-cell>
          <table:table-cell office:value-type="float" office:value="335968.360631922" calcext:value-type="float">
            <text:p>335968.36</text:p>
          </table:table-cell>
          <table:table-cell office:value-type="float" office:value="0.948624664241271" calcext:value-type="float">
            <text:p>0.9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3"/>BAU</text:p>
          </table:table-cell>
          <table:table-cell office:value-type="float" office:value="1.93845141730805" calcext:value-type="float">
            <text:p>1.94</text:p>
          </table:table-cell>
          <table:table-cell office:value-type="float" office:value="411920.92617796" calcext:value-type="float">
            <text:p>411920.93</text:p>
          </table:table-cell>
          <table:table-cell office:value-type="float" office:value="0.969225708654023" calcext:value-type="float">
            <text:p>0.97</text:p>
          </table:table-cell>
          <table:table-cell office:value-type="float" office:value="1.51779946278603" calcext:value-type="float">
            <text:p>1.52</text:p>
          </table:table-cell>
          <table:table-cell office:value-type="float" office:value="335968.360631922" calcext:value-type="float">
            <text:p>335968.36</text:p>
          </table:table-cell>
          <table:table-cell office:value-type="float" office:value="0.948624664241271" calcext:value-type="float">
            <text:p>0.95</text:p>
          </table:table-cell>
        </table:table-row>
      </table:table>
      <table:table table:name="3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unning prepost report for event id 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reDF uniq_users = 13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ostDF uniq_users = 2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recommDF uniq_users = 34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TP uniq_users = 666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A <text:s text:c="6"/>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 <text:s text:c="2"/>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1.03175141875747" calcext:value-type="float">
            <text:p>1.03</text:p>
          </table:table-cell>
          <table:table-cell table:number-columns-repeated="7"/>
        </table:table-row>
        <table:table-row table:style-name="ro2">
          <table:table-cell office:value-type="float" office:value="1.05415770609319" calcext:value-type="float">
            <text:p>1.05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7"/>A</text:p>
          </table:table-cell>
          <table:table-cell office:value-type="float" office:value="6.02935928839495" calcext:value-type="float">
            <text:p>6.03</text:p>
          </table:table-cell>
          <table:table-cell office:value-type="float" office:value="40355.6086967968" calcext:value-type="float">
            <text:p>40355.61</text:p>
          </table:table-cell>
          <table:table-cell office:value-type="float" office:value="0.969225708654025" calcext:value-type="float">
            <text:p>0.97</text:p>
          </table:table-cell>
          <table:table-cell office:value-type="float" office:value="5.59346705176497" calcext:value-type="float">
            <text:p>5.59</text:p>
          </table:table-cell>
          <table:table-cell office:value-type="float" office:value="41659.681566676" calcext:value-type="float">
            <text:p>41659.68</text:p>
          </table:table-cell>
          <table:table-cell office:value-type="float" office:value="0.948624664241268" calcext:value-type="float">
            <text:p>0.9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3"/>BAU</text:p>
          </table:table-cell>
          <table:table-cell office:value-type="float" office:value="6.02935928839495" calcext:value-type="float">
            <text:p>6.03</text:p>
          </table:table-cell>
          <table:table-cell office:value-type="float" office:value="40355.6086967968" calcext:value-type="float">
            <text:p>40355.61</text:p>
          </table:table-cell>
          <table:table-cell office:value-type="float" office:value="0.969225708654025" calcext:value-type="float">
            <text:p>0.97</text:p>
          </table:table-cell>
          <table:table-cell office:value-type="float" office:value="5.59346705176497" calcext:value-type="float">
            <text:p>5.59</text:p>
          </table:table-cell>
          <table:table-cell office:value-type="float" office:value="41659.681566676" calcext:value-type="float">
            <text:p>41659.68</text:p>
          </table:table-cell>
          <table:table-cell office:value-type="float" office:value="0.948624664241268" calcext:value-type="float">
            <text:p>0.95</text:p>
          </table:table-cell>
        </table:table-row>
      </table:table>
      <table:table table:name="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unning prepost report for event id :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reDF uniq_users = 13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ostDF uniq_users = 2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recommDF uniq_users = 113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TP uniq_users = 1233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A <text:s text:c="6"/></text:p>
          </table:table-cell>
          <table:table-cell office:value-type="float" office:value="1233" calcext:value-type="float">
            <text:p>1233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 <text:s text:c="2"/></text:p>
          </table:table-cell>
          <table:table-cell office:value-type="float" office:value="1233" calcext:value-type="float">
            <text:p>1233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1.03175141875747" calcext:value-type="float">
            <text:p>1.03</text:p>
          </table:table-cell>
          <table:table-cell table:number-columns-repeated="7"/>
        </table:table-row>
        <table:table-row table:style-name="ro2">
          <table:table-cell office:value-type="float" office:value="1.05415770609319" calcext:value-type="float">
            <text:p>1.05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7"/>A</text:p>
          </table:table-cell>
          <table:table-cell office:value-type="float" office:value="53.9010647225219" calcext:value-type="float">
            <text:p>53.9</text:p>
          </table:table-cell>
          <table:table-cell office:value-type="float" office:value="2209105.22746834" calcext:value-type="float">
            <text:p>2209105.23</text:p>
          </table:table-cell>
          <table:table-cell office:value-type="float" office:value="0.969225708654025" calcext:value-type="float">
            <text:p>0.97</text:p>
          </table:table-cell>
          <table:table-cell office:value-type="float" office:value="25.7644304591335" calcext:value-type="float">
            <text:p>25.76</text:p>
          </table:table-cell>
          <table:table-cell office:value-type="float" office:value="953253.965289565" calcext:value-type="float">
            <text:p>953253.97</text:p>
          </table:table-cell>
          <table:table-cell office:value-type="float" office:value="0.948624664241269" calcext:value-type="float">
            <text:p>0.9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3"/>BAU</text:p>
          </table:table-cell>
          <table:table-cell office:value-type="float" office:value="53.9010647225219" calcext:value-type="float">
            <text:p>53.9</text:p>
          </table:table-cell>
          <table:table-cell office:value-type="float" office:value="2209105.22746834" calcext:value-type="float">
            <text:p>2209105.23</text:p>
          </table:table-cell>
          <table:table-cell office:value-type="float" office:value="0.969225708654025" calcext:value-type="float">
            <text:p>0.97</text:p>
          </table:table-cell>
          <table:table-cell office:value-type="float" office:value="25.7644304591335" calcext:value-type="float">
            <text:p>25.76</text:p>
          </table:table-cell>
          <table:table-cell office:value-type="float" office:value="953253.965289565" calcext:value-type="float">
            <text:p>953253.97</text:p>
          </table:table-cell>
          <table:table-cell office:value-type="float" office:value="0.948624664241269" calcext:value-type="float">
            <text:p>0.95</text:p>
          </table:table-cell>
        </table:table-row>
      </table:table>
      <table:table table:name="11" table:style-name="ta1">
        <table:table-column table:style-name="co2" table:number-columns-repeated="8" table:default-cell-style-name="Default"/>
        <table:table-row table:style-name="ro2">
          <table:table-cell office:value-type="string" calcext:value-type="string">
            <text:p>running prepost report for event id :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reDF uniq_users = 13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ostDF uniq_users = 2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recommDF uniq_users = 747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TP uniq_users = 172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A <text:s text:c="6"/>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 <text:s text:c="2"/>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1.03175141875747" calcext:value-type="float">
            <text:p>1.03</text:p>
          </table:table-cell>
          <table:table-cell table:number-columns-repeated="7"/>
        </table:table-row>
        <table:table-row table:style-name="ro2">
          <table:table-cell office:value-type="float" office:value="1.05415770609319" calcext:value-type="float">
            <text:p>1.05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7"/>A</text:p>
          </table:table-cell>
          <table:table-cell office:value-type="float" office:value="291.314455303653" calcext:value-type="float">
            <text:p>291.31</text:p>
          </table:table-cell>
          <table:table-cell table:style-name="ce1" office:value-type="float" office:value="31434812.8183596" calcext:value-type="float">
            <text:p>3.14E+07</text:p>
          </table:table-cell>
          <table:table-cell office:value-type="float" office:value="0.969225708654023" calcext:value-type="float">
            <text:p>0.97</text:p>
          </table:table-cell>
          <table:table-cell office:value-type="float" office:value="188.075870205183" calcext:value-type="float">
            <text:p>188.08</text:p>
          </table:table-cell>
          <table:table-cell table:style-name="ce1" office:value-type="float" office:value="18472151.700659" calcext:value-type="float">
            <text:p>1.85E+07</text:p>
          </table:table-cell>
          <table:table-cell office:value-type="float" office:value="0.948624664241268" calcext:value-type="float">
            <text:p>0.9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3"/>BAU</text:p>
          </table:table-cell>
          <table:table-cell office:value-type="float" office:value="291.314455303653" calcext:value-type="float">
            <text:p>291.31</text:p>
          </table:table-cell>
          <table:table-cell table:style-name="ce1" office:value-type="float" office:value="31434812.8183596" calcext:value-type="float">
            <text:p>3.14E+07</text:p>
          </table:table-cell>
          <table:table-cell office:value-type="float" office:value="0.969225708654023" calcext:value-type="float">
            <text:p>0.97</text:p>
          </table:table-cell>
          <table:table-cell office:value-type="float" office:value="188.075870205183" calcext:value-type="float">
            <text:p>188.08</text:p>
          </table:table-cell>
          <table:table-cell table:style-name="ce1" office:value-type="float" office:value="18472151.700659" calcext:value-type="float">
            <text:p>1.85E+07</text:p>
          </table:table-cell>
          <table:table-cell office:value-type="float" office:value="0.948624664241268" calcext:value-type="float">
            <text:p>0.95</text:p>
          </table:table-cell>
        </table:table-row>
      </table:table>
      <table:table table:name="55" table:style-name="ta1">
        <table:table-column table:style-name="co2" table:number-columns-repeated="8" table:default-cell-style-name="Default"/>
        <table:table-row table:style-name="ro2">
          <table:table-cell office:value-type="string" calcext:value-type="string">
            <text:p>running prepost report for event id :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reDF uniq_users = 13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postDF uniq_users = 25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recommDF uniq_users = 89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[APPINFO] TP uniq_users = 41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A <text:s text:c="6"/>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uniq_user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 <text:s text:c="2"/>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1.03175141875747" calcext:value-type="float">
            <text:p>1.03</text:p>
          </table:table-cell>
          <table:table-cell table:number-columns-repeated="7"/>
        </table:table-row>
        <table:table-row table:style-name="ro2">
          <table:table-cell office:value-type="float" office:value="1.05415770609319" calcext:value-type="float">
            <text:p>1.05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oup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7"/>A</text:p>
          </table:table-cell>
          <table:table-cell office:value-type="float" office:value="759.437211253552" calcext:value-type="float">
            <text:p>759.44</text:p>
          </table:table-cell>
          <table:table-cell table:style-name="ce1" office:value-type="float" office:value="11311104.6182611" calcext:value-type="float">
            <text:p>1.13E+07</text:p>
          </table:table-cell>
          <table:table-cell office:value-type="float" office:value="0.969225708654022" calcext:value-type="float">
            <text:p>0.97</text:p>
          </table:table-cell>
          <table:table-cell office:value-type="float" office:value="585.541459114434" calcext:value-type="float">
            <text:p>585.54</text:p>
          </table:table-cell>
          <table:table-cell office:value-type="float" office:value="8713952.55729956" calcext:value-type="float">
            <text:p>8713952.56</text:p>
          </table:table-cell>
          <table:table-cell office:value-type="float" office:value="0.948624664241269" calcext:value-type="float">
            <text:p>0.9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bau_id</text:p>
          </table:table-cell>
          <table:table-cell office:value-type="string" calcext:value-type="string">
            <text:p>pre_txns_count_avg_per_month_per_user</text:p>
          </table:table-cell>
          <table:table-cell office:value-type="string" calcext:value-type="string">
            <text:p>pre_txns_metric_avg_per_month_per_user</text:p>
          </table:table-cell>
          <table:table-cell office:value-type="string" calcext:value-type="string">
            <text:p>pre_uniq_events_avg_per_month_per_user</text:p>
          </table:table-cell>
          <table:table-cell office:value-type="string" calcext:value-type="string">
            <text:p>post_txns_count_avg_per_month_per_user</text:p>
          </table:table-cell>
          <table:table-cell office:value-type="string" calcext:value-type="string">
            <text:p>post_txns_metric_avg_per_month_per_user</text:p>
          </table:table-cell>
          <table:table-cell office:value-type="string" calcext:value-type="string">
            <text:p>post_uniq_events_avg_per_month_per_user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 text:c="3"/>BAU</text:p>
          </table:table-cell>
          <table:table-cell office:value-type="float" office:value="759.437211253552" calcext:value-type="float">
            <text:p>759.44</text:p>
          </table:table-cell>
          <table:table-cell table:style-name="ce1" office:value-type="float" office:value="11311104.6182611" calcext:value-type="float">
            <text:p>1.13E+07</text:p>
          </table:table-cell>
          <table:table-cell office:value-type="float" office:value="0.969225708654022" calcext:value-type="float">
            <text:p>0.97</text:p>
          </table:table-cell>
          <table:table-cell office:value-type="float" office:value="585.541459114434" calcext:value-type="float">
            <text:p>585.54</text:p>
          </table:table-cell>
          <table:table-cell office:value-type="float" office:value="8713952.55729956" calcext:value-type="float">
            <text:p>8713952.56</text:p>
          </table:table-cell>
          <table:table-cell office:value-type="float" office:value="0.948624664241269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3:47:06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29S</meta:editing-duration>
    <meta:editing-cycles>3</meta:editing-cycles>
    <meta:generator>LibreOffice/5.4.2.2$Windows_x86 LibreOffice_project/22b09f6418e8c2d508a9eaf86b2399209b0990f4</meta:generator>
    <dc:date>2019-10-29T14:17:14.130000000</dc:date>
    <meta:document-statistic meta:table-count="5" meta:cell-count="215" meta:object-count="0"/>
    <meta:user-defined meta:name="Info 1"/>
    <meta:user-defined meta:name="Info 2"/>
    <meta:user-defined meta:name="Info 3"/>
    <meta:user-defined meta:name="Info 4"/>
  </office:meta>
</office:document-meta>
</file>